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 style:list-style-name="L5"/>
    <style:style style:name="P6" style:family="paragraph" style:parent-style-name="Text_20_body" style:list-style-name="L6"/>
    <style:style style:name="P7" style:family="paragraph" style:parent-style-name="Text_20_body" style:list-style-name="L7"/>
    <style:style style:name="P8" style:family="paragraph" style:parent-style-name="Text_20_body" style:list-style-name="L8"/>
    <style:style style:name="P9" style:family="paragraph" style:parent-style-name="Text_20_body" style:list-style-name="L9"/>
    <style:style style:name="P10" style:family="paragraph" style:parent-style-name="Text_20_body" style:list-style-name="L10"/>
    <style:style style:name="P11" style:family="paragraph" style:parent-style-name="Text_20_body" style:list-style-name="L11"/>
    <style:style style:name="P12" style:family="paragraph" style:parent-style-name="Text_20_body" style:list-style-name="L12"/>
    <style:style style:name="P13" style:family="paragraph" style:parent-style-name="Text_20_body" style:list-style-name="L13"/>
    <style:style style:name="P14" style:family="paragraph" style:parent-style-name="Text_20_body" style:list-style-name="L14"/>
    <style:style style:name="P15" style:family="paragraph" style:parent-style-name="Text_20_body" style:list-style-name="L15"/>
    <style:style style:name="P16" style:family="paragraph" style:parent-style-name="Text_20_body" style:list-style-name="L16"/>
    <style:style style:name="P17" style:family="paragraph" style:parent-style-name="Text_20_body" style:list-style-name="L17"/>
    <style:style style:name="P18" style:family="paragraph" style:parent-style-name="Text_20_body" style:list-style-name="L18"/>
    <style:style style:name="P19" style:family="paragraph" style:parent-style-name="Text_20_body" style:list-style-name="L19"/>
    <style:style style:name="P20" style:family="paragraph" style:parent-style-name="Text_20_body" style:list-style-name="L1">
      <style:paragraph-properties fo:margin-top="0in" fo:margin-bottom="0in"/>
    </style:style>
    <style:style style:name="P21" style:family="paragraph" style:parent-style-name="Text_20_body" style:list-style-name="L2">
      <style:paragraph-properties fo:margin-top="0in" fo:margin-bottom="0in"/>
    </style:style>
    <style:style style:name="P22" style:family="paragraph" style:parent-style-name="Text_20_body" style:list-style-name="L3">
      <style:paragraph-properties fo:margin-top="0in" fo:margin-bottom="0in"/>
    </style:style>
    <style:style style:name="P23" style:family="paragraph" style:parent-style-name="Text_20_body" style:list-style-name="L4">
      <style:paragraph-properties fo:margin-top="0in" fo:margin-bottom="0in"/>
    </style:style>
    <style:style style:name="P24" style:family="paragraph" style:parent-style-name="Text_20_body" style:list-style-name="L5">
      <style:paragraph-properties fo:margin-top="0in" fo:margin-bottom="0in"/>
    </style:style>
    <style:style style:name="P25" style:family="paragraph" style:parent-style-name="Text_20_body" style:list-style-name="L6">
      <style:paragraph-properties fo:margin-top="0in" fo:margin-bottom="0in"/>
    </style:style>
    <style:style style:name="P26" style:family="paragraph" style:parent-style-name="Text_20_body" style:list-style-name="L7">
      <style:paragraph-properties fo:margin-top="0in" fo:margin-bottom="0in"/>
    </style:style>
    <style:style style:name="P27" style:family="paragraph" style:parent-style-name="Text_20_body" style:list-style-name="L8">
      <style:paragraph-properties fo:margin-top="0in" fo:margin-bottom="0in"/>
    </style:style>
    <style:style style:name="P28" style:family="paragraph" style:parent-style-name="Text_20_body" style:list-style-name="L9">
      <style:paragraph-properties fo:margin-top="0in" fo:margin-bottom="0in"/>
    </style:style>
    <style:style style:name="P29" style:family="paragraph" style:parent-style-name="Text_20_body" style:list-style-name="L10">
      <style:paragraph-properties fo:margin-top="0in" fo:margin-bottom="0in"/>
    </style:style>
    <style:style style:name="P30" style:family="paragraph" style:parent-style-name="Text_20_body" style:list-style-name="L11">
      <style:paragraph-properties fo:margin-top="0in" fo:margin-bottom="0in"/>
    </style:style>
    <style:style style:name="P31" style:family="paragraph" style:parent-style-name="Text_20_body" style:list-style-name="L12">
      <style:paragraph-properties fo:margin-top="0in" fo:margin-bottom="0in"/>
    </style:style>
    <style:style style:name="P32" style:family="paragraph" style:parent-style-name="Text_20_body" style:list-style-name="L13">
      <style:paragraph-properties fo:margin-top="0in" fo:margin-bottom="0in"/>
    </style:style>
    <style:style style:name="P33" style:family="paragraph" style:parent-style-name="Text_20_body" style:list-style-name="L14">
      <style:paragraph-properties fo:margin-top="0in" fo:margin-bottom="0in"/>
    </style:style>
    <style:style style:name="P34" style:family="paragraph" style:parent-style-name="Text_20_body" style:list-style-name="L15">
      <style:paragraph-properties fo:margin-top="0in" fo:margin-bottom="0in"/>
    </style:style>
    <style:style style:name="P35" style:family="paragraph" style:parent-style-name="Text_20_body" style:list-style-name="L16">
      <style:paragraph-properties fo:margin-top="0in" fo:margin-bottom="0in"/>
    </style:style>
    <style:style style:name="P36" style:family="paragraph" style:parent-style-name="Text_20_body" style:list-style-name="L17">
      <style:paragraph-properties fo:margin-top="0in" fo:margin-bottom="0in"/>
    </style:style>
    <style:style style:name="P37" style:family="paragraph" style:parent-style-name="Text_20_body" style:list-style-name="L18">
      <style:paragraph-properties fo:margin-top="0in" fo:margin-bottom="0in"/>
    </style:style>
    <style:style style:name="P38" style:family="paragraph" style:parent-style-name="Text_20_body" style:list-style-name="L19">
      <style:paragraph-properties fo:margin-top="0in" fo:margin-bottom="0in"/>
    </style:style>
    <style:style style:name="P39" style:family="paragraph" style:parent-style-name="Standard">
      <style:paragraph-properties fo:margin-top="0in" fo:margin-bottom="0.1965in"/>
    </style:style>
    <text:list-style style:name="L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1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2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3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5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7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8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19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создай профессиональный учебник по "работа с Api" - чтобы охватить все темы, разделы и аспекты, для разработчика</text:p>
      <text:p text:style-name="Standard">ChatGPT</text:p>
      <text:p text:style-name="P39">ChatGPT</text:p>
      <text:p text:style-name="Text_20_body">Конечно, вот общая структура для профессионального учебника по работе с API:</text:p>
      <text:p text:style-name="Horizontal_20_Line"/>
      <text:h text:style-name="Heading_20_1" text:outline-level="1">Профессиональный учебник по работе с API</text:h>
      <text:h text:style-name="Heading_20_2" text:outline-level="2">Глава 1: Введение в API</text:h>
      <text:p text:style-name="Text_20_body">1.1. Что такое API?</text:p>
      <text:list xml:id="list6407300630174015358" text:style-name="L1">
        <text:list-item>
          <text:p text:style-name="P20">Определение API</text:p>
        </text:list-item>
        <text:list-item>
          <text:p text:style-name="P20">Зачем нужны API?</text:p>
        </text:list-item>
        <text:list-item>
          <text:p text:style-name="P1">Виды API: веб-API, библиотеки и т.д.</text:p>
        </text:list-item>
      </text:list>
      <text:p text:style-name="Text_20_body">1.2. Зачем использовать API в разработке ПО?</text:p>
      <text:list xml:id="list5007092036569381205" text:style-name="L2">
        <text:list-item>
          <text:p text:style-name="P21">Преимущества использования API</text:p>
        </text:list-item>
        <text:list-item>
          <text:p text:style-name="P2">Роль API в архитектуре приложений</text:p>
        </text:list-item>
      </text:list>
      <text:h text:style-name="Heading_20_2" text:outline-level="2">Глава 2: Основы работы с API</text:h>
      <text:p text:style-name="Text_20_body">2.1. Типы запросов</text:p>
      <text:list xml:id="list470340395295778868" text:style-name="L3">
        <text:list-item>
          <text:p text:style-name="P22">GET, POST, PUT, DELETE и другие HTTP-методы</text:p>
        </text:list-item>
        <text:list-item>
          <text:p text:style-name="P22">Запросы и ответы</text:p>
        </text:list-item>
        <text:list-item>
          <text:p text:style-name="P3">Примеры запросов с использованием Postman или cURL</text:p>
        </text:list-item>
      </text:list>
      <text:p text:style-name="Text_20_body">2.2. Форматы данных</text:p>
      <text:list xml:id="list5859413939080229029" text:style-name="L4">
        <text:list-item>
          <text:p text:style-name="P23">JSON</text:p>
        </text:list-item>
        <text:list-item>
          <text:p text:style-name="P23">XML</text:p>
        </text:list-item>
        <text:list-item>
          <text:p text:style-name="P4">Преимущества и недостатки каждого формата</text:p>
        </text:list-item>
      </text:list>
      <text:p text:style-name="Text_20_body">2.3. Аутентификация и авторизация</text:p>
      <text:list xml:id="list3065207080553500812" text:style-name="L5">
        <text:list-item>
          <text:p text:style-name="P24">Токены доступа</text:p>
        </text:list-item>
        <text:list-item>
          <text:p text:style-name="P24">Basic Auth</text:p>
        </text:list-item>
        <text:list-item>
          <text:p text:style-name="P5">OAuth и OAuth 2.0</text:p>
        </text:list-item>
      </text:list>
      <text:h text:style-name="Heading_20_2" text:outline-level="2">Глава 3: Проектирование и документирование API</text:h>
      <text:p text:style-name="Text_20_body">3.1. Принципы проектирования API</text:p>
      <text:list xml:id="list1713020350984662492" text:style-name="L6">
        <text:list-item>
          <text:p text:style-name="P25">RESTful API</text:p>
        </text:list-item>
        <text:list-item>
          <text:p text:style-name="P25">Ресурсы, методы и конечные точки</text:p>
        </text:list-item>
        <text:list-item>
          <text:p text:style-name="P6">Соглашения об именовании</text:p>
        </text:list-item>
      </text:list>
      <text:p text:style-name="Text_20_body">3.2. Документирование API</text:p>
      <text:list xml:id="list7108820409589600272" text:style-name="L7">
        <text:list-item>
          <text:p text:style-name="P26"><text:soft-page-break/>Важность документации</text:p>
        </text:list-item>
        <text:list-item>
          <text:p text:style-name="P26">Swagger и OpenAPI Specification</text:p>
        </text:list-item>
        <text:list-item>
          <text:p text:style-name="P7">Примеры хорошей документации</text:p>
        </text:list-item>
      </text:list>
      <text:h text:style-name="Heading_20_2" text:outline-level="2">Глава 4: Работа с внешними API</text:h>
      <text:p text:style-name="Text_20_body">4.1. Получение доступа к внешнему API</text:p>
      <text:list xml:id="list5833438110356946450" text:style-name="L8">
        <text:list-item>
          <text:p text:style-name="P27">Регистрация и получение ключа API</text:p>
        </text:list-item>
        <text:list-item>
          <text:p text:style-name="P8">Ограничения и лимиты</text:p>
        </text:list-item>
      </text:list>
      <text:p text:style-name="Text_20_body">4.2. Примеры популярных внешних API</text:p>
      <text:list xml:id="list4899295936605431892" text:style-name="L9">
        <text:list-item>
          <text:p text:style-name="P28">Google Maps API</text:p>
        </text:list-item>
        <text:list-item>
          <text:p text:style-name="P28">Twitter API</text:p>
        </text:list-item>
        <text:list-item>
          <text:p text:style-name="P9">GitHub API</text:p>
        </text:list-item>
      </text:list>
      <text:h text:style-name="Heading_20_2" text:outline-level="2">Глава 5: Обработка ошибок и отладка</text:h>
      <text:p text:style-name="Text_20_body">5.1. Обработка ошибок на стороне клиента</text:p>
      <text:list xml:id="list2549032430077415218" text:style-name="L10">
        <text:list-item>
          <text:p text:style-name="P29">Коды состояния HTTP</text:p>
        </text:list-item>
        <text:list-item>
          <text:p text:style-name="P10">Обработка ошибок в коде</text:p>
        </text:list-item>
      </text:list>
      <text:p text:style-name="Text_20_body">5.2. Отладка API запросов</text:p>
      <text:list xml:id="list8072935520087322740" text:style-name="L11">
        <text:list-item>
          <text:p text:style-name="P30">Использование инструментов для отслеживания запросов и ответов</text:p>
        </text:list-item>
        <text:list-item>
          <text:p text:style-name="P11">Логирование</text:p>
        </text:list-item>
      </text:list>
      <text:h text:style-name="Heading_20_2" text:outline-level="2">Глава 6: Тестирование API</text:h>
      <text:p text:style-name="Text_20_body">6.1. Юнит-тестирование API</text:p>
      <text:list xml:id="list4736099377693693929" text:style-name="L12">
        <text:list-item>
          <text:p text:style-name="P31">Создание юнит-тестов для API методов</text:p>
        </text:list-item>
        <text:list-item>
          <text:p text:style-name="P12">Использование фикстур и моков</text:p>
        </text:list-item>
      </text:list>
      <text:p text:style-name="Text_20_body">6.2. Интеграционное тестирование API</text:p>
      <text:list xml:id="list5178752991746802727" text:style-name="L13">
        <text:list-item>
          <text:p text:style-name="P32">Автоматизированное тестирование с использованием фреймворков</text:p>
        </text:list-item>
        <text:list-item>
          <text:p text:style-name="P13">Тестирование различных сценариев использования</text:p>
        </text:list-item>
      </text:list>
      <text:h text:style-name="Heading_20_2" text:outline-level="2">Глава 7: Безопасность API</text:h>
      <text:p text:style-name="Text_20_body">7.1. Защита от атак</text:p>
      <text:list xml:id="list5711198531683603495" text:style-name="L14">
        <text:list-item>
          <text:p text:style-name="P33">XSS (межсайтовый скриптинг)</text:p>
        </text:list-item>
        <text:list-item>
          <text:p text:style-name="P33">CSRF (межсайтовый запрос)</text:p>
        </text:list-item>
        <text:list-item>
          <text:p text:style-name="P14">Использование HTTPS</text:p>
        </text:list-item>
      </text:list>
      <text:p text:style-name="Text_20_body">7.2. Обеспечение безопасности при работе с данными</text:p>
      <text:list xml:id="list224411511477076135" text:style-name="L15">
        <text:list-item>
          <text:p text:style-name="P34">Шифрование данных</text:p>
        </text:list-item>
        <text:list-item>
          <text:p text:style-name="P15">Права доступа</text:p>
        </text:list-item>
      </text:list>
      <text:h text:style-name="Heading_20_2" text:outline-level="2"><text:soft-page-break/>Глава 8: Масштабирование и производительность</text:h>
      <text:p text:style-name="Text_20_body">8.1. Масштабируемость API</text:p>
      <text:list xml:id="list6407132027075964011" text:style-name="L16">
        <text:list-item>
          <text:p text:style-name="P35">Горизонтальное и вертикальное масштабирование</text:p>
        </text:list-item>
        <text:list-item>
          <text:p text:style-name="P16">Кэширование</text:p>
        </text:list-item>
      </text:list>
      <text:p text:style-name="Text_20_body">8.2. Оптимизация производительности API</text:p>
      <text:list xml:id="list8667409464502584848" text:style-name="L17">
        <text:list-item>
          <text:p text:style-name="P36">Параллельное выполнение запросов</text:p>
        </text:list-item>
        <text:list-item>
          <text:p text:style-name="P17">Оптимизация запросов</text:p>
        </text:list-item>
      </text:list>
      <text:h text:style-name="Heading_20_2" text:outline-level="2">Глава 9: Версионирование API</text:h>
      <text:p text:style-name="Text_20_body">9.1. Зачем нужно версионирование API</text:p>
      <text:list xml:id="list6956767007710435343" text:style-name="L18">
        <text:list-item>
          <text:p text:style-name="P37">Поддержка старых клиентов</text:p>
        </text:list-item>
        <text:list-item>
          <text:p text:style-name="P18">Внесение изменений без нарушения совместимости</text:p>
        </text:list-item>
      </text:list>
      <text:p text:style-name="Text_20_body">9.2. Стратегии версионирования</text:p>
      <text:list xml:id="list6686605007384934833" text:style-name="L19">
        <text:list-item>
          <text:p text:style-name="P38">Вложенные конечные точки</text:p>
        </text:list-item>
        <text:list-item>
          <text:p text:style-name="P19">Параметры версионирования в URL</text:p>
        </text:list-item>
      </text:list>
      <text:h text:style-name="Heading_20_2" text:outline-level="2">Глава 10: Продвинутые темы</text:h>
      <text:p text:style-name="Text_20_body">10.1. WebSockets и Real-Time API - Введение в WebSockets - Реализация Real-Time API</text:p>
      <text:p text:style-name="Text_20_body">10.2. GraphQL - Введение в GraphQL - Преимущества GraphQL по сравнению с REST</text:p>
      <text:p text:style-name="Horizontal_20_Line"/>
      <text:p text:style-name="Text_20_body">Это лишь общая структура, которая может быть расширена и уточнена в зависимости от требований и уровня сложности вашего учебника. каждая глава может включать в себя теорию, практические примеры, упражнения и дополнительные материалы для более глубокого понимания темы.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MS Gothic" svg:font-family="'MS 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154in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MS Gothic" style:font-size-asian="24pt" style:font-weight-asian="bold" style:font-name-complex="Tahoma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size="18pt" fo:font-weight="bold" style:font-name-asian="MS Gothic" style:font-size-asian="18pt" style:font-weight-asian="bold" style:font-name-complex="Tahoma" style:font-size-complex="18pt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73in" fo:page-height="11.6925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39S</meta:editing-duration>
    <meta:editing-cycles>3</meta:editing-cycles>
    <meta:generator>OpenOffice/4.1.14$Win32 OpenOffice.org_project/4114m1$Build-9811</meta:generator>
    <dc:date>2024-05-01T20:09:57.97</dc:date>
    <meta:document-statistic meta:table-count="0" meta:image-count="0" meta:object-count="0" meta:page-count="3" meta:paragraph-count="83" meta:word-count="432" meta:character-count="2800"/>
    <dc:creator>Dima Wide</dc:creator>
    <meta:user-defined meta:name="Info 1"/>
    <meta:user-defined meta:name="Info 2"/>
    <meta:user-defined meta:name="Info 3"/>
    <meta:user-defined meta:name="Info 4"/>
  </office:meta>
</office:document-meta>
</file>